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9B0000011CA8A8D640.png" manifest:media-type="image/png"/>
  <manifest:file-entry manifest:full-path="Pictures/1000380B0000371E00001771C421AE6A.svg" manifest:media-type="image/svg+xml"/>
  <manifest:file-entry manifest:full-path="Pictures/10000001000002C3000002C3E4F58EEB.png" manifest:media-type="image/png"/>
  <manifest:file-entry manifest:full-path="Pictures/10003920000043E7000043E763A1BB18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ermanent Marker" svg:font-family="'Permanent Marker'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Permanent Marker" fo:font-size="24pt" officeooo:rsid="000cbb2b" officeooo:paragraph-rsid="000cbb2b" style:font-size-asian="21pt" style:font-size-complex="24pt"/>
    </style:style>
    <style:style style:name="P2" style:family="paragraph" style:parent-style-name="Standard">
      <style:text-properties style:font-name="Permanent Marker" fo:font-size="48pt" officeooo:rsid="000cbb2b" officeooo:paragraph-rsid="000d0612" style:font-size-asian="48pt" style:font-size-complex="48pt"/>
    </style:style>
    <style:style style:name="P3" style:family="paragraph" style:parent-style-name="Standard">
      <style:text-properties style:font-name="Permanent Marker" fo:font-size="24pt" officeooo:rsid="000d0612" officeooo:paragraph-rsid="000d0612" style:font-size-asian="21pt" style:font-size-complex="24pt"/>
    </style:style>
    <style:style style:name="T1" style:family="text">
      <style:text-properties fo:font-size="24pt" style:font-size-asian="21pt" style:font-size-complex="24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13.88mm, 14.62mm, 14.78mm, 14.5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Welcome to the</text:p>
      <text:p text:style-name="P2">HARMONOGRAPH</text:p>
      <text:p text:style-name="P2"><draw:frame draw:style-name="fr1" draw:name="Image1" text:anchor-type="char" svg:x="148.04mm" svg:y="10.62mm" svg:width="108.76mm" svg:height="109.1mm" draw:z-index="0"><draw:image xlink:href="Pictures/10003920000043E7000043E763A1BB18.svg" xlink:type="simple" xlink:show="embed" xlink:actuate="onLoad" draw:mime-type="image/svg+xml"/><draw:image xlink:href="Pictures/10000001000002C3000002C3E4F58EEB.png" xlink:type="simple" xlink:show="embed" xlink:actuate="onLoad" draw:mime-type="image/png"/></draw:frame><text:line-break/><text:span text:style-name="T1">More Info</text:span></text:p>
      <text:p text:style-name="P1"/>
      <text:p text:style-name="P3">bit.ly/harmonographs</text:p>
      <text:p text:style-name="P3"><draw:frame draw:style-name="fr2" draw:name="Image2" text:anchor-type="char" svg:x="0.09mm" svg:y="12.31mm" svg:width="82.94mm" svg:height="35.28mm" draw:z-index="1"><draw:image xlink:href="Pictures/1000380B0000371E00001771C421AE6A.svg" xlink:type="simple" xlink:show="embed" xlink:actuate="onLoad" draw:mime-type="image/svg+xml"/><draw:image xlink:href="Pictures/100000010000029B0000011CA8A8D640.png" xlink:type="simple" xlink:show="embed" xlink:actuate="onLoad" draw:mime-type="image/png"/></draw:frame></text:p>
      <text:p text:style-name="P3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ermanent Marker" svg:font-family="'Permanent Marker'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loext:tab-stop-distance="0m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7mm" fo:page-height="210.01mm" style:num-format="1" style:print-orientation="landscape" fo:margin-top="20mm" fo:margin-bottom="20mm" fo:margin-left="20mm" fo:margin-right="20mm" style:writing-mode="lr-tb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30T12:47:27.131503439</meta:creation-date>
    <dc:date>2025-05-30T13:17:37.087177403</dc:date>
    <meta:editing-duration>PT11M33S</meta:editing-duration>
    <meta:editing-cycles>2</meta:editing-cycles>
    <meta:generator>LibreOffice/25.2.0.3$Linux_X86_64 LibreOffice_project/e1cf4a87eb02d755bce1a01209907ea5ddc8f069</meta:generator>
    <meta:document-statistic meta:table-count="0" meta:image-count="2" meta:object-count="0" meta:page-count="1" meta:paragraph-count="4" meta:word-count="7" meta:character-count="56" meta:non-whitespace-character-count="52"/>
  </office:meta>
</office:document-meta>
</file>